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веты для понимания и изучения темы</text:p>
      <text:p text:style-name="P1">ChatGPT</text:p>
      <text:p text:style-name="P2">ChatGPT</text:p>
      <text:p text:style-name="P3">Конечно, вот несколько ответов на общие вопросы, которые могут помочь в понимании и изучении темы PHP:</text:p>
      <text:h text:style-name="P8" text:outline-level="3">Основы PHP:</text:h>
      <text:list xml:id="list3154485577423787107" text:style-name="L1">
        <text:list-item>
          <text:p text:style-name="P4"><text:span text:style-name="Strong_20_Emphasis">Что такое PHP и для чего он используется?</text:span> PHP - это язык программирования общего назначения, который часто используется для создания динамических веб-сайтов и веб-приложений. Он выполняется на сервере и способен генерировать динамический контент для веб-страниц.</text:p>
        </text:list-item>
        <text:list-item>
          <text:p text:style-name="P4"><text:span text:style-name="Strong_20_Emphasis">Какие основные концепции следует изучить в PHP?</text:span> Некоторые ключевые концепции в PHP включают в себя переменные, операторы, условные выражения, циклы, функции, объектно-ориентированное программирование (ООП), работу с базами данных и взаимодействие с веб-сервером.</text:p>
        </text:list-item>
        <text:list-item>
          <text:p text:style-name="P4"><text:span text:style-name="Strong_20_Emphasis">Какие типы данных поддерживает PHP?</text:span> PHP поддерживает различные типы данных, такие как строки, числа (целые числа и числа с плавающей точкой), булев тип, массивы, объекты, ресурсы, NULL и ресурсы.</text:p>
        </text:list-item>
      </text:list>
      <text:h text:style-name="P8" text:outline-level="3">Объектно-ориентированное программирование (ООП) в PHP:</text:h>
      <text:list xml:id="list5536747982606363412" text:style-name="L2">
        <text:list-item>
          <text:p text:style-name="P5"><text:span text:style-name="Strong_20_Emphasis">Что такое классы и объекты в PHP?</text:span> Классы - это шаблоны для создания объектов, они содержат свойства (переменные) и методы (функции). Объекты - это экземпляры классов, которые имеют доступ к свойствам и методам этого класса.</text:p>
        </text:list-item>
        <text:list-item>
          <text:p text:style-name="P5"><text:span text:style-name="Strong_20_Emphasis">В чем заключается преимущество наследования в PHP?</text:span> Наследование позволяет создавать новые классы на основе уже существующих, наследуя их свойства и методы. Это способствует повторному использованию кода и упрощает его поддержку.</text:p>
        </text:list-item>
      </text:list>
      <text:h text:style-name="P8" text:outline-level="3">Работа с базами данных:</text:h>
      <text:list xml:id="list7902386518307697534" text:style-name="L3">
        <text:list-item>
          <text:p text:style-name="P6"><text:span text:style-name="Strong_20_Emphasis">Как подключиться к базе данных с помощью PHP?</text:span> Для подключения к базе данных в PHP используются функции, такие как <text:span text:style-name="Source_20_Text">mysqli_connect()</text:span> для MySQL или <text:span text:style-name="Source_20_Text">PDO</text:span> (PHP Data Objects) для работы с различными типами баз данных. Эти функции позволяют установить соединение с базой данных.</text:p>
        </text:list-item>
        <text:list-item>
          <text:p text:style-name="P6"><text:span text:style-name="Strong_20_Emphasis">Как выполняются запросы к базе данных с помощью PHP?</text:span> PHP предоставляет функции для выполнения SQL-запросов, такие как <text:span text:style-name="Source_20_Text">mysqli_query()</text:span> или методы в PDO. Эти функции отправляют SQL-запросы к базе данных и обрабатывают результаты.</text:p>
        </text:list-item>
      </text:list>
      <text:h text:style-name="P8" text:outline-level="3">Веб-разработка на PHP:</text:h>
      <text:list xml:id="list1386278147788999270" text:style-name="L4">
        <text:list-item>
          <text:p text:style-name="P7"><text:span text:style-name="Strong_20_Emphasis">Как PHP обрабатывает данные из форм на веб-страницах?</text:span> Данные из форм на веб-страницах могут быть отправлены на сервер с помощью метода <text:span text:style-name="Source_20_Text">POST</text:span> или <text:span text:style-name="Source_20_Text">GET</text:span>. В PHP эти данные могут быть получены с помощью глобальных массивов <text:span text:style-name="Source_20_Text">$_POST</text:span> и <text:span text:style-name="Source_20_Text">$_GET</text:span>, соответственно.</text:p>
        </text:list-item>
        <text:list-item>
          <text:p text:style-name="P7"><text:soft-page-break/><text:span text:style-name="Strong_20_Emphasis">Что такое сессии и куки в PHP?</text:span> Сессии и куки - это механизмы для хранения информации между запросами. Сессии сохраняют данные на сервере, а куки - на компьютере пользователя. В PHP они используются для отслеживания состояния пользователя и хранения информации.</text:p>
        </text:list-item>
      </text:list>
      <text:p text:style-name="P3">Эти ответы помогут лучше понять основные концепции и принципы PHP. Если есть конкретные вопросы или уточнения, буду рад помочь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5T02:19:26.43</dc:date>
    <meta:document-statistic meta:table-count="0" meta:image-count="0" meta:object-count="0" meta:page-count="2" meta:paragraph-count="18" meta:word-count="380" meta:character-count="2580"/>
    <dc:creator>Dima Wide</dc:creator>
    <meta:user-defined meta:name="Info 1"/>
    <meta:user-defined meta:name="Info 2"/>
    <meta:user-defined meta:name="Info 3"/>
    <meta:user-defined meta:name="Info 4"/>
  </office:meta>
</office:document-meta>
</file>